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240a7" officeooo:paragraph-rsid="001240a7"/>
    </style:style>
    <style:style style:name="P2" style:family="paragraph" style:parent-style-name="Standard">
      <style:text-properties fo:font-variant="normal" fo:text-transform="none" fo:color="#222222" style:font-name="arial" fo:font-size="12pt" fo:letter-spacing="normal" fo:font-style="normal" fo:font-weight="normal" officeooo:rsid="001240a7" officeooo:paragraph-rsid="001240a7"/>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06pt solid #cccccc" fo:border-right="none" fo:border-top="none" fo:border-bottom="none"/>
      <style:text-properties fo:font-variant="normal" fo:text-transform="none" fo:color="#222222" style:font-name="arial" fo:font-size="12pt" fo:letter-spacing="normal" fo:font-style="normal" fo:font-weight="normal"/>
    </style:style>
    <style:style style:name="P5" style:family="paragraph" style:parent-style-name="Standard">
      <style:paragraph-properties fo:margin-top="0cm" fo:margin-bottom="0.499cm" loext:contextual-spacing="false" fo:orphans="2" fo:widows="2" style:writing-mode="lr-tb"/>
    </style:style>
    <style:style style:name="P6"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222222" style:font-name="arial" fo:font-size="12pt" fo:letter-spacing="normal" fo:font-style="normal" fo:font-weight="normal"/>
    </style:style>
    <style:style style:name="P7"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222222" style:font-name="arial" fo:font-size="12pt" fo:letter-spacing="normal" fo:font-style="normal" fo:font-weight="normal" officeooo:rsid="001240a7" officeooo:paragraph-rsid="001240a7"/>
    </style:style>
    <style:style style:name="P8"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222222" style:font-name="arial" fo:font-size="12pt" fo:letter-spacing="normal" fo:font-style="normal" fo:font-weight="normal" officeooo:rsid="0013acf2" officeooo:paragraph-rsid="0013acf2"/>
    </style:style>
    <style:style style:name="P9"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222222" style:font-name="arial" fo:font-size="12pt" fo:letter-spacing="normal" fo:font-style="normal" fo:font-weight="normal" officeooo:rsid="001605a9" officeooo:paragraph-rsid="001605a9"/>
    </style:style>
    <style:style style:name="P10"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222222" style:font-name="arial" fo:font-size="12pt" fo:letter-spacing="normal" fo:font-style="normal" fo:font-weight="normal" officeooo:rsid="0017e3b2" officeooo:paragraph-rsid="0017e3b2"/>
    </style:style>
    <style:style style:name="P11"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500050" style:font-name="arial" fo:font-size="12pt" fo:letter-spacing="normal" fo:font-style="normal" fo:font-weight="normal"/>
    </style:style>
    <style:style style:name="P12"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style>
    <style:style style:name="P13"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officeooo:rsid="0019887e"/>
    </style:style>
    <style:style style:name="P14"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officeooo:rsid="0019887e" officeooo:paragraph-rsid="0019887e"/>
    </style:style>
    <style:style style:name="P15" style:family="paragraph" style:parent-style-name="Quotations">
      <style:paragraph-properties fo:margin-left="2cm" fo:margin-right="2cm" fo:margin-top="0cm" fo:margin-bottom="0cm" loext:contextual-spacing="false" fo:orphans="2" fo:widows="2" fo:text-indent="0cm" style:auto-text-indent="false" fo:padding-left="0.049cm" fo:padding-right="0cm" fo:padding-top="0cm" fo:padding-bottom="0cm" fo:border-left="0.06pt solid #cccccc" fo:border-right="none" fo:border-top="none" fo:border-bottom="none"/>
      <style:text-properties fo:font-variant="normal" fo:text-transform="none" fo:color="#500050" style:font-name="arial" fo:font-size="12pt" fo:letter-spacing="normal" fo:font-style="normal" fo:font-weight="normal"/>
    </style:style>
    <style:style style:name="P16" style:family="paragraph" style:parent-style-name="Quotations">
      <style:paragraph-properties fo:margin-left="3cm" fo:margin-right="3cm" fo:margin-top="0cm" fo:margin-bottom="0cm" loext:contextual-spacing="false" fo:orphans="2" fo:widows="2" fo:text-indent="0cm" style:auto-text-indent="false" fo:padding-left="0.049cm" fo:padding-right="0cm" fo:padding-top="0cm" fo:padding-bottom="0cm" fo:border-left="0.06pt solid #cccccc" fo:border-right="none" fo:border-top="none" fo:border-bottom="none"/>
      <style:text-properties fo:font-variant="normal" fo:text-transform="none" fo:color="#500050" style:font-name="arial" fo:font-size="12pt" fo:letter-spacing="normal" fo:font-style="normal" fo:font-weight="normal"/>
    </style:style>
    <style:style style:name="P17" style:family="paragraph" style:parent-style-name="Quotations">
      <style:paragraph-properties fo:margin-left="4.001cm" fo:margin-right="4.001cm" fo:margin-top="0cm" fo:margin-bottom="0cm" loext:contextual-spacing="false" fo:orphans="2" fo:widows="2" fo:text-indent="0cm" style:auto-text-indent="false" fo:padding-left="0.049cm" fo:padding-right="0cm" fo:padding-top="0cm" fo:padding-bottom="0cm" fo:border-left="0.06pt solid #cccccc" fo:border-right="none" fo:border-top="none" fo:border-bottom="none"/>
      <style:text-properties fo:font-variant="normal" fo:text-transform="none" fo:color="#500050" style:font-name="arial" fo:font-size="12pt" fo:letter-spacing="normal" fo:font-style="normal" fo:font-weight="normal"/>
    </style:style>
    <style:style style:name="T1" style:family="text">
      <style:text-properties officeooo:rsid="001240a7"/>
    </style:style>
    <style:style style:name="T2" style:family="text">
      <style:text-properties fo:font-variant="normal" fo:text-transform="none" fo:color="#222222" style:font-name="arial" fo:font-size="12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style>
    <style:style style:name="T4" style:family="text">
      <style:text-properties fo:font-variant="normal" fo:text-transform="none" fo:color="#500050" style:font-name="arial" fo:font-size="12pt" fo:letter-spacing="normal" fo:font-style="normal" fo:font-weight="normal"/>
    </style:style>
    <style:style style:name="T5" style:family="text">
      <style:text-properties officeooo:rsid="0013acf2"/>
    </style:style>
    <style:style style:name="T6" style:family="text">
      <style:text-properties officeooo:rsid="0014234e"/>
    </style:style>
    <style:style style:name="T7" style:family="text">
      <style:text-properties officeooo:rsid="001605a9"/>
    </style:style>
    <style:style style:name="T8" style:family="text">
      <style:text-properties officeooo:rsid="0017e3b2"/>
    </style:style>
    <style:style style:name="T9" style:family="text">
      <style:text-properties style:text-position="super 58%"/>
    </style:style>
    <style:style style:name="T10" style:family="text">
      <style:text-properties officeooo:rsid="001abb74"/>
    </style:style>
    <style:style style:name="T11" style:family="text">
      <style:text-properties officeooo:rsid="001cb0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ld Grey Lady’s house had many amenities for Mousekind.</text:p>
      <text:p text:style-name="P1"/>
      <text:p text:style-name="P1"/>
      <text:p text:style-name="P1">Nesturna Turnoctus Theories on Interactions Betwixt Fivefold Weavelings.</text:p>
      <text:p text:style-name="P1"/>
      <text:p text:style-name="P1"/>
      <text:p text:style-name="P1">It’s not Epic, it’s mini-Epic.</text:p>
      <text:p text:style-name="P1">MiniEpic</text:p>
      <text:p text:style-name="P1"/>
      <text:p text:style-name="P1"/>
      <text:p text:style-name="P1"/>
      <text:p text:style-name="P1"/>
      <text:p text:style-name="P1">SemiColonial; ← </text:p>
      <text:p text:style-name="P1"/>
      <text:p text:style-name="P1"/>
      <text:p text:style-name="P1">The shortest-ever horse and cart chase</text:p>
      <text:p text:style-name="P1"/>
      <text:p text:style-name="P1"/>
      <text:p text:style-name="P1">A wagon wheel hanging from a tree. The birds use it as a perch. WHhen strung a different way, the squirrels use it as a whirlygig ride. WHen strung up a third way, they hung pots and spoons and drying linens on it, and use potential energy to make them whip-dry. He had <text:span text:style-name="T11">by that point </text:span>eleven separate uses for wheel, rope, and short ladder combination. So he counted each of them as lighter, using a formula had had been working on to perfection for some time, in his mind. It was difficult to keep track of what he was thinking for himself, at times.</text:p>
      <text:p text:style-name="P1"/>
      <text:p text:style-name="P1"/>
      <text:p text:style-name="P1">Barnaby was a rarity, because he was a Rat, who had been raised as a Mouse, both by Mice and by Men. This made him uniquely bred, which became most apparent to his foster family on his third birthday. As was the custom in the Mouse Quarters of Rooster Hollows, his town of birth, <text:s/>third birthdays are a Big Thing. </text:p>
      <text:p text:style-name="P1"/>
      <text:p text:style-name="P1"/>
      <text:p text:style-name="P1">The Tavern becomes connected to the Old House, </text:p>
      <text:p text:style-name="P1"/>
      <text:p text:style-name="P1"/>
      <text:p text:style-name="P1">but Humans could not commonly through it, being mostly too big. The Mice, on the other hand, <text:s/>used it all the time, as did a cat or two, here and there. Crows had no use for the thing, and rare was the other small creature who was willing to draw close to it.</text:p>
      <text:p text:style-name="P1"/>
      <text:p text:style-name="P1"/>
      <text:p text:style-name="P1">One lithe fellow, in fact, later almost ruined the portal entirely, in his efforts to squeeze himself through it - without clothes (naturally) and slathered in vegetable oils - only to get his beard snagged on a thick splinter of wood from the outer rim, which prevented him getting much farther through than his waist, or thereabouts. Having concluded beforehand that he would pose the most compact head-first silhouette to the wheel with his arms stretched down along his sides, and slightly behind, he almost immediately became quite firmly trapped, once his beard betrayed him.</text:p>
      <text:p text:style-name="P1"/>
      <text:p text:style-name="P1"/>
      <text:p text:style-name="P1">His was found by mid-afternoon, when the </text:p>
      <text:p text:style-name="P1"/>
      <text:p text:style-name="P1"/>
      <text:p text:style-name="P1">The splinter of wood was was placed there by ORTECH.employee.Dave.0100, otherwise known as Just Dave, by his five friends, Node the First, Node the Second, ThirdNode, MiddleNode, Node.5 and Dale. Just Dave also had an iDog, which technically counted as his child, and his parental units, which he heard from only <text:soft-page-break/>sporadically.]</text:p>
      <text:p text:style-name="P1"/>
      <text:p text:style-name="P1"/>
      <text:p text:style-name="P1">..</text:p>
      <text:p text:style-name="P1">The Mad Scribble, Chapter 7</text:p>
      <text:p text:style-name="P1"/>
      <text:p text:style-name="P1"/>
      <text:p text:style-name="P1"/>
      <text:p text:style-name="P1"/>
      <text:p text:style-name="P1"/>
      <text:p text:style-name="P1"/>
      <text:p text:style-name="P1"/>
      <text:p text:style-name="P1"/>
      <text:p text:style-name="P1"/>
      <text:p text:style-name="P1"/>
      <text:p text:style-name="P1">“Some time in the making”, not “many years”</text:p>
      <text:p text:style-name="P1"/>
      <text:p text:style-name="P1"/>
      <text:p text:style-name="P1">The uncrafty Stitch : A short guide on weathering your first spell, and other Things.</text:p>
      <text:p text:style-name="P1"/>
      <text:p text:style-name="P1"/>
      <text:p text:style-name="P1"/>
      <text:p text:style-name="P1"/>
      <text:p text:style-name="P1"/>
      <text:p text:style-name="P1"/>
      <text:p text:style-name="P1"/>
      <text:p text:style-name="P1"/>
      <text:p text:style-name="P1"/>
      <text:p text:style-name="P1"/>
      <text:p text:style-name="P1">..</text:p>
      <text:p text:style-name="P1">“I don’t see skin color”</text:p>
      <text:p text:style-name="P1"/>
      <text:p text:style-name="P1"/>
      <text:p text:style-name="P1">Bardlii did not to see skin colour, though. He couldn’t say this to most people, of course, as they often mistook it for a kind of over-compensation or bragging (strangely) on his part, which tended to unnerve their sensibilities. In his particular case, however, it was actually, scientifically true; his mind’s discernment of most colours* had been cruelly snatched from him during his second year at Wixarthur, by a jealous, curse-hurling colleague during an impolite dispute over social protocol. This act led to the classmate’s tribunal before the Grand Coven, and eventual expulsion from the academy. That man was now known far and wide as Undrumkin the Fowl, a title first coined by Bardlii’s college roommate Mortimurm Nodegate, whose loyalty and sense of humour mostly made up for his lack of attention and scholastic prowess. Mostly. </text:p>
      <text:p text:style-name="P1"/>
      <text:p text:style-name="P1"/>
      <text:p text:style-name="P1">Weavelings’ stories, however, do not move in straight, parallel lines, They are woven. We are all woven.”</text:p>
      <text:p text:style-name="P1"/>
      <text:p text:style-name="P1"/>
      <text:p text:style-name="P1">“We are all Weavelings, you mean.”</text:p>
      <text:p text:style-name="P1"/>
      <text:p text:style-name="P1"/>
      <text:p text:style-name="P1">“Yes, Maeve, I believe that to be true. I believe we are all Weavelings. Every living thing.”</text:p>
      <text:p text:style-name="P1"/>
      <text:p text:style-name="P1"/>
      <text:p text:style-name="P1"/>
      <text:p text:style-name="P1"><text:soft-page-break/></text:p>
      <text:p text:style-name="P1"/>
      <text:p text:style-name="P1"/>
      <text:p text:style-name="P1">Maeve and Gran would both attest sometime later that neither could remember the first few hours in which they first met, because they had (apparently) one of those meeting-someone-for-the-first-time-and-feeling-like-you’ve-known-them-forever moments. Except they had known each other for so long, they were with old hearts and minds by the time they re-met, and inclined to forget great stretches of time when around one another, out of habit and comfort.</text:p>
      <text:p text:style-name="P1"/>
      <text:p text:style-name="P1"/>
      <text:p text:style-name="P1">..</text:p>
      <text:p text:style-name="P1">“I have found, over the years, that the best Wizards and Witches all tend to talk outwardly in expressions of belief and experience, rather than certainties and truth.”</text:p>
      <text:p text:style-name="P1"/>
      <text:p text:style-name="P1"/>
      <text:p text:style-name="P1">“You’re using other people’s safety as your playground.”</text:p>
      <text:p text:style-name="P1"/>
      <text:p text:style-name="P1"/>
      <text:p text:style-name="P1"/>
      <text:p text:style-name="P1"/>
      <text:p text:style-name="P1"><text:s/></text:p>
      <text:p text:style-name="P1"><text:s/></text:p>
      <text:p text:style-name="P1">The Tavern becomes connected to the Old House.</text:p>
      <text:p text:style-name="P1"/>
      <text:p text:style-name="P1"/>
      <text:p text:style-name="P1"/>
      <text:p text:style-name="P1"/>
      <text:p text:style-name="P1"/>
      <text:p text:style-name="P1"/>
      <text:p text:style-name="P1">Get a Wix site</text:p>
      <text:p text:style-name="P1"/>
      <text:p text:style-name="P1"/>
      <text:p text:style-name="P1"/>
      <text:p text:style-name="P1"/>
      <text:p text:style-name="P1">Bex</text:p>
      <text:p text:style-name="P1">Lisa</text:p>
      <text:p text:style-name="P1">Elmur</text:p>
      <text:p text:style-name="P1">Oakely</text:p>
      <text:p text:style-name="P1">Bardlii</text:p>
      <text:p text:style-name="P1">Maeve</text:p>
      <text:p text:style-name="P1">Ani</text:p>
      <text:p text:style-name="P1">Onefoot</text:p>
      <text:p text:style-name="P1">Brom</text:p>
      <text:p text:style-name="P1"/>
      <text:p text:style-name="P1"/>
      <text:p text:style-name="P1">Niall / Quidbury / </text:p>
      <text:p text:style-name="P1"/>
      <text:p text:style-name="P1"/>
      <text:p text:style-name="P1">Niall’s “see you soon” is prophetic! The next scene should be he and Maeve’s weavelings meeting.</text:p>
      <text:p text:style-name="P1"/>
      <text:p text:style-name="P1"/>
      <text:p text:style-name="P1">There is a SevenFold in the township. Only three of her Weavelings are in the books. She has many inexplicable things happen to her constantly.</text:p>
      <text:p text:style-name="P1"/>
      <text:p text:style-name="P2">- or Dagnett, as roughly half of the people who knew him seemed to prefer -</text:p>
      <text:p text:style-name="P3"/>
      <text:p text:style-name="P5"><text:soft-page-break/><text:span text:style-name="T2">On 15 June 2017 at 19:58, Mike McGraw &lt;</text:span><text:a xlink:type="simple" xlink:href="mailto:mike.mcgraw@gmail.com" office:target-frame-name="_blank" xlink:show="new" text:style-name="Internet_20_link" text:visited-style-name="Visited_20_Internet_20_Link"><text:span text:style-name="T3">mike.mcgraw@gmail.com</text:span></text:a><text:span text:style-name="T2">&gt; wrote:</text:span></text:p>
      <text:p text:style-name="P4">Dangett Booknard liked Bardlii the mage almost immediately, despite his college colleague's immense and as yet undiagnosed privilege and alluringly mystical finery. The two were often seen discussing magical theory late into the night - a brightly gesturing architect-in-training, frantically waving ideas at a patiently sitting, grey-robed stone of a man, by the rosy blue candlelight of the 7th Cellaribrary*, where all the weirdest books - weird for wizards, mind you - were kept , possibly in the hopes they might decide to disappear on their own. Some of them in fact did, which is not so surprising, given the kind of books that found their way there, which I just mentioned.</text:p>
      <text:p text:style-name="P12"/>
      <text:p text:style-name="P12"/>
      <text:p text:style-name="P6">* somebody's name for the College's cellars that became libraries, once old ideas became gradually more important to store than storing food for the winter. The name unfortunately stuck,  <text:span text:style-name="T5">as the </text:span></text:p>
      <text:p text:style-name="P12"/>
      <text:p text:style-name="P6">..</text:p>
      <text:p text:style-name="P6">First of all, you should know that I am with your best, childhood friend Elmur now, and he is a saint. Yes, Oakely, an actual saint. He was sainted last Thursday, by bishoppess Noodlebury –<text:span text:style-name="T8"> Noodlebree or Breezy to her friends, which you will never be -</text:span> in front of everybody we know <text:span text:style-name="T8">in this town, the witch-protected town which you have just arrived at</text:span>. <text:span text:style-name="T8">You are not going to keep your feet on our lawns a moment longer than you’re able to, with my help. And I will. </text:span></text:p>
      <text:p text:style-name="P6"/>
      <text:p text:style-name="P10">Oakely’s beard had just now recovered from the mystic rush of the witch’s declaration. He would form words eventually in reply, though that was not for a bit to come, yet.</text:p>
      <text:p text:style-name="P6"/>
      <text:p text:style-name="P6">..</text:p>
      <text:p text:style-name="P6"/>
      <text:p text:style-name="P9">It’s my property,” she waved her hands dismissively at the others, as she strode by them, I’ll feel the way I damn well feel like feeling.” Her compos<text:span text:style-name="T8">ur</text:span>e once again <text:span text:style-name="T8">fully</text:span> intact by the end of this <text:span text:style-name="T8">last ghust</text:span> of words, and she was <text:span text:style-name="T8">with her</text:span> back <text:span text:style-name="T8">to him once more, </text:span>taking the long stoop two steps at a time, until she disappeared – almost merrily, <text:span text:style-name="T8">if one is to be honest</text:span> – through the front door. It shut <text:span text:style-name="T8">up </text:span>with a click, just so.</text:p>
      <text:p text:style-name="P12"/>
      <text:p text:style-name="P6">..</text:p>
      <text:p text:style-name="P6"/>
      <text:p text:style-name="P8">But the iron lung <text:span text:style-name="T7">&amp;</text:span> clockwork heart <text:span text:style-name="T6">apparatus that kept him going* also prevented him from any longer re-assuming his truer form.</text:span> <text:span text:style-name="T6">W</text:span>hat use <text:span text:style-name="T7">after all </text:span>does a tree have for iron, except in its natural <text:span text:style-name="T8">state</text:span>, and quantities?</text:p>
      <text:p text:style-name="P8"/>
      <text:p text:style-name="P9"/>
      <text:p text:style-name="P8"/>
      <text:p text:style-name="P8"/>
      <text:p text:style-name="P8"/>
      <text:p text:style-name="P8">..</text:p>
      <text:p text:style-name="P8"/>
      <text:p text:style-name="P8"><text:soft-page-break/></text:p>
      <text:p text:style-name="P8">..</text:p>
      <text:p text:style-name="P8"/>
      <text:p text:style-name="P8">* the smaller version, that <text:span text:style-name="T7">model that</text:span> inside the chest, and not without.</text:p>
      <text:p text:style-name="P8">..</text:p>
      <text:p text:style-name="P12"/>
      <text:p text:style-name="P6">Second, you have literally no right to be here, right now, or in the future, unless I see fit to grant you that right, sometime - a time of my own choosing - in the future.</text:p>
      <text:p text:style-name="P12"/>
      <text:p text:style-name="P6">That's not likely, is it? Witch Too whispered to witch One, when neither thought a crow was listening.</text:p>
      <text:p text:style-name="P12"/>
      <text:p text:style-name="P6">I was your bark, Okely! Your actual, knotty, rigid, tenaciously thick bark, damn you! You were the unyielding, prideful, thick-beyond words or measures intention, striving away and out of me, always and upwards. And to what? The crows only know.</text:p>
      <text:p text:style-name="P12"/>
      <text:p text:style-name="P6">She walked away, at that, repeating "only the crows" to her self, in her retreat.</text:p>
      <text:p text:style-name="P12"/>
      <text:p text:style-name="P6">Elmur just stood stoically through this brief moment, like the trentpole that he was. The day he first shuffled into town, everything had gotten more dry and comfortable generally, for everyone. This was commonly admitted to, to everybody's satisfaction*. </text:p>
      <text:p text:style-name="P12"/>
      <text:p text:style-name="P6">*Growing seasons needed dry spells too, was the going theory at that time.</text:p>
      <text:p text:style-name="P12"/>
      <text:p text:style-name="P12"/>
      <text:p text:style-name="P12"/>
      <text:p text:style-name="P6">"I need to sit down", finally said the engineer.</text:p>
      <text:p text:style-name="P12"/>
      <text:p text:style-name="P6">Does the key <text:span text:style-name="T1">also </text:span>need to compose the orchestra? Why can't it just be a key, <text:span text:style-name="T1">and enjoy the music it helps make?</text:span></text:p>
      <text:p text:style-name="P7">Well, why is anything, anything, then? Commented one feisty voice, from the far back, and somewhat to the right.</text:p>
      <text:p text:style-name="P7"/>
      <text:p text:style-name="P7"/>
      <text:p text:style-name="P7">Feztus hadn’t yet awoken for any of the dialogue up to that point, but everyone was certain that he would have something tangential to say, once he did. And he appeared to be doing so soon.</text:p>
      <text:p text:style-name="P7"/>
      <text:p text:style-name="P7">His eyes popped open, more or less simultaneously, and glanced about the room, at the various ages and inclinations of his Weavlings, each projecting themselves now, back at him. He became for a time,</text:p>
      <text:p text:style-name="P12"/>
      <text:p text:style-name="P12"/>
      <text:p text:style-name="P12"/>
      <text:p text:style-name="P12"/>
      <text:p text:style-name="P12"><text:span text:style-name="T4">On Jun 15, 2017 6:22 PM, "Mike McGraw" &lt;</text:span><text:a xlink:type="simple" xlink:href="mailto:mike.mcgraw@gmail.com" office:target-frame-name="_blank" xlink:show="new" text:style-name="Internet_20_link" text:visited-style-name="Visited_20_Internet_20_Link"><text:span text:style-name="T3">mike.mcgraw@gmail.com</text:span></text:a><text:span text:style-name="T4">&gt; wrote:</text:span></text:p>
      <text:p text:style-name="P15">The grizzly bear in the kitchen.</text:p>
      <text:p text:style-name="P11"><text:soft-page-break/>Quite literally, some days.</text:p>
      <text:p text:style-name="P12"/>
      <text:p text:style-name="P12"><text:span text:style-name="T4">On Jun 15, 2017 5:13 PM, "Mike McGraw" &lt;</text:span><text:a xlink:type="simple" xlink:href="mailto:mike.mcgraw@gmail.com" office:target-frame-name="_blank" xlink:show="new" text:style-name="Internet_20_link" text:visited-style-name="Visited_20_Internet_20_Link"><text:span text:style-name="T3">mike.mcgraw@gmail.com</text:span></text:a><text:span text:style-name="T4">&gt; wrote:</text:span></text:p>
      <text:p text:style-name="P16">Bardlii is a magical construct, conceived in a laboratory by very loving parents.</text:p>
      <text:p text:style-name="P11">He is Feztas's great nephew, the first construct to be admitted to the College of the 6th council.</text:p>
      <text:p text:style-name="P12"/>
      <text:p text:style-name="P12"/>
      <text:p text:style-name="P12"><text:span text:style-name="T4">On Jun 15, 2017 3:42 PM, "Mike McGraw" &lt;</text:span><text:a xlink:type="simple" xlink:href="mailto:mike.mcgraw@gmail.com" office:target-frame-name="_blank" xlink:show="new" text:style-name="Internet_20_link" text:visited-style-name="Visited_20_Internet_20_Link"><text:span text:style-name="T3">mike.mcgraw@gmail.com</text:span></text:a><text:span text:style-name="T4">&gt; wrote:</text:span></text:p>
      <text:p text:style-name="P17">I am always writing.</text:p>
      <text:p text:style-name="P11">I am pushing back my ego.</text:p>
      <text:p text:style-name="P11">I remember.</text:p>
      <text:p text:style-name="P11">I am Listening.</text:p>
      <text:p text:style-name="P11">I am helping.</text:p>
      <text:p text:style-name="P11">I am humbling.</text:p>
      <text:p text:style-name="P12"/>
      <text:p text:style-name="P11">I am Profiled as a Good Person</text:p>
      <text:p text:style-name="P12"/>
      <text:p text:style-name="P11">Perhaps wizards cannot meet, while witches must? The sacred geometry of magic.</text:p>
      <text:p text:style-name="P11">Chapter zero.</text:p>
      <text:p text:style-name="P11">The Outliers.</text:p>
      <text:p text:style-name="P11">Yrs, I am a witch in love.</text:p>
      <text:p text:style-name="P11">The idea bucket</text:p>
      <text:p text:style-name="P11">And board game!</text:p>
      <text:p text:style-name="P11">Give and peek,</text:p>
      <text:p text:style-name="P11">Offer and keep.</text:p>
      <text:p text:style-name="P11"/>
      <text:p text:style-name="P11"/>
      <text:p text:style-name="P11"/>
      <text:p text:style-name="P12"/>
      <text:p text:style-name="P12"/>
      <text:p text:style-name="P13"/>
      <text:p text:style-name="P14">Sept, 1971, <text:span text:style-name="T10">-1</text:span></text:p>
      <text:p text:style-name="P14">Sept, 1976, <text:span text:style-name="T10">-6</text:span>, <text:span text:style-name="T10">grade 1</text:span></text:p>
      <text:p text:style-name="P14">Sept, 1981, <text:span text:style-name="T10">-</text:span>1<text:span text:style-name="T10">1</text:span>, grade <text:span text:style-name="T10">6</text:span></text:p>
      <text:p text:style-name="P14">Sept 198<text:span text:style-name="T10">7</text:span>, <text:span text:style-name="T10">-</text:span>1<text:span text:style-name="T10">7</text:span>, grade 12</text:p>
      <text:p text:style-name="P14">Sept 198<text:span text:style-name="T10">8</text:span>, <text:span text:style-name="T10">-</text:span>1<text:span text:style-name="T10">8</text:span>, 1<text:span text:style-name="T9">st</text:span> year UNB</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1T08:41:52.222000000</dc:date>
    <meta:editing-duration>PT1H21M20S</meta:editing-duration>
    <meta:editing-cycles>3</meta:editing-cycles>
    <meta:generator>LibreOffice/5.3.1.2$Windows_X86_64 LibreOffice_project/e80a0e0fd1875e1696614d24c32df0f95f03deb2</meta:generator>
    <meta:document-statistic meta:table-count="0" meta:image-count="0" meta:object-count="0" meta:page-count="6" meta:paragraph-count="97" meta:word-count="1663" meta:character-count="9500" meta:non-whitespace-character-count="7913"/>
  </office:meta>
</office:document-meta>
</file>